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19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ccff99"/>
    </style:style>
    <style:style style:name="ce5" style:family="table-cell" style:parent-style-name="Default">
      <style:table-cell-properties fo:background-color="#669933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center"/>
    </style:style>
    <style:style style:name="ce7" style:family="table-cell" style:parent-style-name="Default">
      <style:table-cell-properties fo:background-color="#33ff99" style:text-align-source="fix" style:repeat-content="false"/>
      <style:paragraph-properties fo:text-align="center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669933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4"/>
        <table:table-column table:style-name="co8" table:default-cell-style-name="Default"/>
        <table:table-column table:style-name="co4" table:default-cell-style-name="Default"/>
        <table:table-column table:style-name="co9" table:default-cell-style-name="ce15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/>
          <table:table-cell office:value-type="string">
            <text:p>До 1987 включ.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КЧ-победы</text:p>
          </table:table-cell>
          <table:table-cell office:value-type="string">
            <text:p>КЧ-финал</text:p>
          </table:table-cell>
          <table:table-cell office:value-type="string">
            <text:p>КЧ-1/2</text:p>
          </table:table-cell>
          <table:table-cell office:value-type="string">
            <text:p>КЧ-1/4</text:p>
          </table:table-cell>
          <table:table-cell office:value-type="string">
            <text:p>Др.-победы</text:p>
          </table:table-cell>
          <table:table-cell office:value-type="string">
            <text:p>Др.-финалы</text:p>
          </table:table-cell>
          <table:table-cell office:value-type="string">
            <text:p>Др.-1/2</text:p>
          </table:table-cell>
          <table:table-cell office:value-type="string">
            <text:p>Др.-1/4</text:p>
          </table:table-cell>
          <table:table-cell/>
          <table:table-cell office:value-type="string">
            <text:p>Итог</text:p>
          </table:table-cell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Реал (Мадрид)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3]*8+[.D3]*6+[.E3]*4+[.F3]*2+[.G3]*4+[.H3]*3+[.I3]*2+[.J3]" office:value-type="float" office:value="206">
            <text:p>206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Барселона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4" table:formula="of:=[.C4]*8+[.D4]*6+[.E4]*4+[.F4]*2+[.G4]*4+[.H4]*3+[.I4]*2+[.J4]" office:value-type="float" office:value="158">
            <text:p>158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Бавария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5]*8+[.D5]*6+[.E5]*4+[.F5]*2+[.G5]*4+[.H5]*3+[.I5]*2+[.J5]" office:value-type="float" office:value="149">
            <text:p>149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Ювентус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table:formula="of:=[.C6]*8+[.D6]*6+[.E6]*4+[.F6]*2+[.G6]*4+[.H6]*3+[.I6]*2+[.J6]" office:value-type="float" office:value="122">
            <text:p>12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Милан (Милан)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7]*8+[.D7]*6+[.E7]*4+[.F7]*2+[.G7]*4+[.H7]*3+[.I7]*2+[.J7]" office:value-type="float" office:value="113">
            <text:p>11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Ливерпуль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8]*8+[.D8]*6+[.E8]*4+[.F8]*2+[.G8]*4+[.H8]*3+[.I8]*2+[.J8]" office:value-type="float" office:value="108">
            <text:p>108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Манчестер Юнайтед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9]*8+[.D9]*6+[.E9]*4+[.F9]*2+[.G9]*4+[.H9]*3+[.I9]*2+[.J9]" office:value-type="float" office:value="92">
            <text:p>9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Бенфика (Лиссабон)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4" table:formula="of:=[.C10]*8+[.D10]*6+[.E10]*4+[.F10]*2+[.G10]*4+[.H10]*3+[.I10]*2+[.J10]" office:value-type="float" office:value="92">
            <text:p>9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Интер (Милан)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4" table:formula="of:=[.C11]*8+[.D11]*6+[.E11]*4+[.F11]*2+[.G11]*4+[.H11]*3+[.I11]*2+[.J11]" office:value-type="float" office:value="87">
            <text:p>87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Аякс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12]*8+[.D12]*6+[.E12]*4+[.F12]*2+[.G12]*4+[.H12]*3+[.I12]*2+[.J12]" office:value-type="float" office:value="83">
            <text:p>8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string">
            <text:p>Атлетико (Мадрид)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3]*8+[.D13]*6+[.E13]*4+[.F13]*2+[.G13]*4+[.H13]*3+[.I13]*2+[.J13]" office:value-type="float" office:value="70">
            <text:p>7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string">
            <text:p>Челси (Лондон)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4]*8+[.D14]*6+[.E14]*4+[.F14]*2+[.G14]*4+[.H14]*3+[.I14]*2+[.J14]" office:value-type="float" office:value="61">
            <text:p>61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string">
            <text:p>Порто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table:formula="of:=[.C15]*8+[.D15]*6+[.E15]*4+[.F15]*2+[.G15]*4+[.H15]*3+[.I15]*2+[.J15]" office:value-type="float" office:value="50">
            <text:p>5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string">
            <text:p>Андерлехт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16]*8+[.D16]*6+[.E16]*4+[.F16]*2+[.G16]*4+[.H16]*3+[.I16]*2+[.J16]" office:value-type="float" office:value="49">
            <text:p>49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Валенсия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table:formula="of:=[.C17]*8+[.D17]*6+[.E17]*4+[.F17]*2+[.G17]*4+[.H17]*3+[.I17]*2+[.J17]" office:value-type="float" office:value="46">
            <text:p>46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Боруссия (Дортмунд)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8]*8+[.D18]*6+[.E18]*4+[.F18]*2+[.G18]*4+[.H18]*3+[.I18]*2+[.J18]" office:value-type="float" office:value="44">
            <text:p>44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office:value-type="string">
            <text:p>Арсенал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9]*8+[.D19]*6+[.E19]*4+[.F19]*2+[.G19]*4+[.H19]*3+[.I19]*2+[.J19]" office:value-type="float" office:value="43">
            <text:p>4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4" office:value-type="string">
            <text:p>ПСВ Эйндховен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4" table:formula="of:=[.C20]*8+[.D20]*6+[.E20]*4+[.F20]*2+[.G20]*4+[.H20]*3+[.I20]*2+[.J20]" office:value-type="float" office:value="40">
            <text:p>4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string">
            <text:p>Црвена Звезда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21]*8+[.D21]*6+[.E21]*4+[.F21]*2+[.G21]*4+[.H21]*3+[.I21]*2+[.J21]" office:value-type="float" office:value="40">
            <text:p>4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string">
            <text:p>Гамбург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22]*8+[.D22]*6+[.E22]*4+[.F22]*2+[.G22]*4+[.H22]*3+[.I22]*2+[.J22]" office:value-type="float" office:value="38">
            <text:p>38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4" office:value-type="string">
            <text:p>Селтик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23]*8+[.D23]*6+[.E23]*4+[.F23]*2+[.G23]*4+[.H23]*3+[.I23]*2+[.J23]" office:value-type="float" office:value="37">
            <text:p>37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string">
            <text:p>Динамо Киев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24]*8+[.D24]*6+[.E24]*4+[.F24]*2+[.G24]*4+[.H24]*3+[.I24]*2+[.J24]" office:value-type="float" office:value="36">
            <text:p>36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4" office:value-type="string">
            <text:p>Тоттенхэм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25]*8+[.D25]*6+[.E25]*4+[.F25]*2+[.G25]*4+[.H25]*3+[.I25]*2+[.J25]" office:value-type="float" office:value="35">
            <text:p>35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4" office:value-type="string">
            <text:p>Рома (Рим)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4" table:formula="of:=[.C26]*8+[.D26]*6+[.E26]*4+[.F26]*2+[.G26]*4+[.H26]*3+[.I26]*2+[.J26]" office:value-type="float" office:value="33">
            <text:p>3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Лидс Юнайтед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7]*8+[.D27]*6+[.E27]*4+[.F27]*2+[.G27]*4+[.H27]*3+[.I27]*2+[.J27]" office:value-type="float" office:value="33">
            <text:p>3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4" office:value-type="string">
            <text:p>Марсель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8]*8+[.D28]*6+[.E28]*4+[.F28]*2+[.G28]*4+[.H28]*3+[.I28]*2+[.J28]" office:value-type="float" office:value="32">
            <text:p>3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4" office:value-type="string">
            <text:p>Глазго Рейнджерс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9]*8+[.D29]*6+[.E29]*4+[.F29]*2+[.G29]*4+[.H29]*3+[.I29]*2+[.J29]" office:value-type="float" office:value="32">
            <text:p>3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4" office:value-type="string">
            <text:p>Боруссия Мёнхенгладбах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4" table:style-name="ce4" office:value-type="float" office:value="2">
            <text:p>2</text:p>
          </table:table-cell>
          <table:table-cell table:style-name="ce4"/>
          <table:table-cell table:style-name="ce4" table:formula="of:=[.C30]*8+[.D30]*6+[.E30]*4+[.F30]*2+[.G30]*4+[.H30]*3+[.I30]*2+[.J30]" office:value-type="float" office:value="32">
            <text:p>3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4" office:value-type="string">
            <text:p>Фейеноорд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number-columns-repeated="2" table:style-name="ce4" office:value-type="float" office:value="3">
            <text:p>3</text:p>
          </table:table-cell>
          <table:table-cell table:style-name="ce4"/>
          <table:table-cell table:style-name="ce4" table:formula="of:=[.C31]*8+[.D31]*6+[.E31]*4+[.F31]*2+[.G31]*4+[.H31]*3+[.I31]*2+[.J31]" office:value-type="float" office:value="31">
            <text:p>31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4" office:value-type="string">
            <text:p>Монако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/>
          <table:table-cell table:style-name="ce4" table:formula="of:=[.C32]*8+[.D32]*6+[.E32]*4+[.F32]*2+[.G32]*4+[.H32]*3+[.I32]*2+[.J32]" office:value-type="float" office:value="29">
            <text:p>29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4" office:value-type="string">
            <text:p>Пари Сен-Жермен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33]*8+[.D33]*6+[.E33]*4+[.F33]*2+[.G33]*4+[.H33]*3+[.I33]*2+[.J33]" office:value-type="float" office:value="25">
            <text:p>25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4" office:value-type="string">
            <text:p>Севилья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/>
          <table:table-cell table:style-name="ce4"/>
          <table:table-cell table:style-name="ce4" table:formula="of:=[.C34]*8+[.D34]*6+[.E34]*4+[.F34]*2+[.G34]*4+[.H34]*3+[.I34]*2+[.J34]" office:value-type="float" office:value="24">
            <text:p>24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4" office:value-type="string">
            <text:p>Фиорентина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/>
          <table:table-cell table:style-name="ce4" table:formula="of:=[.C35]*8+[.D35]*6+[.E35]*4+[.F35]*2+[.G35]*4+[.H35]*3+[.I35]*2+[.J35]" office:value-type="float" office:value="24">
            <text:p>24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4" office:value-type="string">
            <text:p>Гётеборг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36]*8+[.D36]*6+[.E36]*4+[.F36]*2+[.G36]*4+[.H36]*3+[.I36]*2+[.J36]" office:value-type="float" office:value="23">
            <text:p>2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4" office:value-type="string">
            <text:p>Кёльн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37]*8+[.D37]*6+[.E37]*4+[.F37]*2+[.G37]*4+[.H37]*3+[.I37]*2+[.J37]" office:value-type="float" office:value="23">
            <text:p>2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4" office:value-type="string">
            <text:p>Стяуа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38]*8+[.D38]*6+[.E38]*4+[.F38]*2+[.G38]*4+[.H38]*3+[.I38]*2+[.J38]" office:value-type="float" office:value="22">
            <text:p>2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4" office:value-type="string">
            <text:p>Айнтрахт Франкфурт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table:formula="of:=[.C39]*8+[.D39]*6+[.E39]*4+[.F39]*2+[.G39]*4+[.H39]*3+[.I39]*2+[.J39]" office:value-type="float" office:value="21">
            <text:p>21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4" office:value-type="string">
            <text:p>Панатинаикос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40]*8+[.D40]*6+[.E40]*4+[.F40]*2+[.G40]*4+[.H40]*3+[.I40]*2+[.J40]" office:value-type="float" office:value="20">
            <text:p>2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4" office:value-type="string">
            <text:p>Брюгге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41]*8+[.D41]*6+[.E41]*4+[.F41]*2+[.G41]*4+[.H41]*3+[.I41]*2+[.J41]" office:value-type="float" office:value="20">
            <text:p>20</text:p>
          </table:table-cell>
          <table:table-cell table:style-name="ce4" table:number-columns-repeated="1012"/>
        </table:table-row>
        <table:table-row table:style-name="ro1">
          <table:table-cell table:style-name="ce3"/>
          <table:table-cell table:style-name="ce8" office:value-type="string">
            <text:p>До 1987 включ.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/>
          <table:table-cell/>
          <table:table-cell table:style-name="ce8" table:number-columns-repeated="1012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Спортинг Лиссабон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48]*8+[.D48]*6+[.E48]*4+[.F48]*2+[.G48]*4+[.H48]*3+[.I48]*2+[.J48]" office:value-type="float" office:value="16">
            <text:p>1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Наполи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49]*8+[.D49]*6+[.E49]*4+[.F49]*2+[.G49]*4+[.H49]*3+[.I49]*2+[.J49]" office:value-type="float" office:value="10">
            <text:p>1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егия Варшав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50]*8+[.D50]*6+[.E50]*4+[.F50]*2+[.G50]*4+[.H50]*3+[.I50]*2+[.J50]" office:value-type="float" office:value="12">
            <text:p>1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ион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51]*8+[.D51]*6+[.E51]*4+[.F51]*2+[.G51]*4+[.H51]*3+[.I51]*2+[.J51]" office:value-type="float" office:value="15">
            <text:p>1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Дрезден</text:p>
          </table:table-cell>
          <table:table-cell table:number-columns-repeated="3" table:style-name="ce4"/>
          <table:table-cell table:style-name="ce4" office:value-type="float" office:value="3">
            <text:p>3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52]*8+[.D52]*6+[.E52]*4+[.F52]*2+[.G52]*4+[.H52]*3+[.I52]*2+[.J52]" office:value-type="float" office:value="12">
            <text:p>1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ест Хэм</text:p>
          </table:table-cell>
          <table:table-cell table:number-columns-repeated="4" table:style-name="ce4"/>
          <table:table-cell table:number-columns-repeated="4" table:style-name="ce4" office:value-type="float" office:value="1">
            <text:p>1</text:p>
          </table:table-cell>
          <table:table-cell table:style-name="ce4"/>
          <table:table-cell table:style-name="ce4" table:formula="of:=[.C53]*8+[.D53]*6+[.E53]*4+[.F53]*2+[.G53]*4+[.H53]*3+[.I53]*2+[.J53]" office:value-type="float" office:value="10">
            <text:p>10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Манчестер Сити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54]*8+[.D54]*6+[.E54]*4+[.F54]*2+[.G54]*4+[.H54]*3+[.I54]*2+[.J54]" office:value-type="float" office:value="16">
            <text:p>16</text:p>
          </table:table-cell>
          <table:table-cell table:style-name="ce4" table:number-columns-repeated="1012"/>
        </table:table-row>
        <table:table-row table:style-name="ro1">
          <table:table-cell table:style-name="ce5"/>
          <table:table-cell table:style-name="ce9" office:value-type="string">
            <text:p>Сарагоса</text:p>
          </table:table-cell>
          <table:table-cell table:number-columns-repeated="4"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55]*8+[.D55]*6+[.E55]*4+[.F55]*2+[.G55]*4+[.H55]*3+[.I55]*2+[.J55]" office:value-type="float" office:value="17">
            <text:p>17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4" office:value-type="string">
            <text:p>Вердер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56]*8+[.D56]*6+[.E56]*4+[.F56]*2+[.G56]*4+[.H56]*3+[.I56]*2+[.J56]" office:value-type="float" office:value="19">
            <text:p>1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парта Прага (проверить)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57]*8+[.D57]*6+[.E57]*4+[.F57]*2+[.G57]*4+[.H57]*3+[.I57]*2+[.J57]" office:value-type="float" office:value="15">
            <text:p>1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тлетик Бильбао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58]*8+[.D58]*6+[.E58]*4+[.F58]*2+[.G58]*4+[.H58]*3+[.I58]*2+[.J58]" office:value-type="float" office:value="12">
            <text:p>1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Парма</text:p>
          </table:table-cell>
          <table:table-cell table:number-columns-repeated="4" table:style-name="ce4"/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/>
          <table:table-cell table:style-name="ce4" table:formula="of:=[.C59]*8+[.D59]*6+[.E59]*4+[.F59]*2+[.G59]*4+[.H59]*3+[.I59]*2+[.J59]" office:value-type="float" office:value="18">
            <text:p>1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алатасарай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60]*8+[.D60]*6+[.E60]*4+[.F60]*2+[.G60]*4+[.H60]*3+[.I60]*2+[.J60]" office:value-type="float" office:value="19">
            <text:p>1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Шальке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61]*8+[.D61]*6+[.E61]*4+[.F61]*2+[.G61]*4+[.H61]*3+[.I61]*2+[.J61]" office:value-type="float" office:value="16">
            <text:p>16</text:p>
          </table:table-cell>
          <table:table-cell table:style-name="ce4" table:number-columns-repeated="1012"/>
        </table:table-row>
        <table:table-row table:style-name="ro1">
          <table:table-cell table:style-name="ce6"/>
          <table:table-cell table:style-name="ce10" office:value-type="string">
            <text:p>Стандард Льеж</text:p>
          </table:table-cell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[.C62]*8+[.D62]*6+[.E62]*4+[.F62]*2+[.G62]*4+[.H62]*3+[.I62]*2+[.J62]" office:value-type="float" office:value="18">
            <text:p>18</text:p>
          </table:table-cell>
          <table:table-cell table:style-name="ce10" table:number-columns-repeated="1012"/>
        </table:table-row>
        <table:table-row table:style-name="ro1">
          <table:table-cell table:style-name="ce2"/>
          <table:table-cell table:style-name="ce4" office:value-type="string">
            <text:p>Ньюкасл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63]*8+[.D63]*6+[.E63]*4+[.F63]*2+[.G63]*4+[.H63]*3+[.I63]*2+[.J63]" office:value-type="float" office:value="10">
            <text:p>1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еймс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64]*8+[.D64]*6+[.E64]*4+[.F64]*2+[.G64]*4+[.H64]*3+[.I64]*2+[.J64]" office:value-type="float" office:value="14">
            <text:p>1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ЦСКА София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65]*8+[.D65]*6+[.E65]*4+[.F65]*2+[.G65]*4+[.H65]*3+[.I65]*2+[.J65]" office:value-type="float" office:value="18">
            <text:p>18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КБ Копенгаге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66]*8+[.D66]*6+[.E66]*4+[.F66]*2+[.G66]*4+[.H66]*3+[.I66]*2+[.J6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Сент-Этьен</text:p>
          </table:table-cell>
          <table:table-cell table:style-name="ce4"/>
          <table:table-cell table:number-columns-repeated="3"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67]*8+[.D67]*6+[.E67]*4+[.F67]*2+[.G67]*4+[.H67]*3+[.I67]*2+[.J67]" office:value-type="float" office:value="14">
            <text:p>1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апид Вен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68]*8+[.D68]*6+[.E68]*4+[.F68]*2+[.G68]*4+[.H68]*3+[.I68]*2+[.J68]" office:value-type="float" office:value="18">
            <text:p>1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укла Праг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69]*8+[.D69]*6+[.E69]*4+[.F69]*2+[.G69]*4+[.H69]*3+[.I69]*2+[.J69]" office:value-type="float" office:value="13">
            <text:p>1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Партизан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70]*8+[.D70]*6+[.E70]*4+[.F70]*2+[.G70]*4+[.H70]*3+[.I70]*2+[.J70]" office:value-type="float" office:value="11">
            <text:p>1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стон Вилла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71]*8+[.D71]*6+[.E71]*4+[.F71]*2+[.G71]*4+[.H71]*3+[.I71]*2+[.J71]" office:value-type="float" office:value="12">
            <text:p>1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Цюрих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number-columns-repeated="4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72]*8+[.D72]*6+[.E72]*4+[.F72]*2+[.G72]*4+[.H72]*3+[.I72]*2+[.J72]" office:value-type="float" office:value="10">
            <text:p>1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(Загреб)</text:p>
          </table:table-cell>
          <table:table-cell table:number-columns-repeated="4" table:style-name="ce4"/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73]*8+[.D73]*6+[.E73]*4+[.F73]*2+[.G73]*4+[.H73]*3+[.I73]*2+[.J73]" office:value-type="float" office:value="11">
            <text:p>11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спарта роттердам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74]*8+[.D74]*6+[.E74]*4+[.F74]*2+[.G74]*4+[.H74]*3+[.I74]*2+[.J74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>
            <text:p>Спартак Москв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75]*8+[.D75]*6+[.E75]*4+[.F75]*2+[.G75]*4+[.H75]*3+[.I75]*2+[.J75]" office:value-type="float" office:value="17">
            <text:p>17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Бордо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76]*8+[.D76]*6+[.E76]*4+[.F76]*2+[.G76]*4+[.H76]*3+[.I76]*2+[.J76]" office:value-type="float" office:value="15">
            <text:p>15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Ноттингем</text:p>
          </table:table-cell>
          <table:table-cell table:style-name="ce4" office:value-type="float" office:value="2">
            <text:p>2</text:p>
          </table:table-cell>
          <table:table-cell table:number-columns-repeated="5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77]*8+[.D77]*6+[.E77]*4+[.F77]*2+[.G77]*4+[.H77]*3+[.I77]*2+[.J77]" office:value-type="float" office:value="19">
            <text:p>1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Уйпешт Дожа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78]*8+[.D78]*6+[.E78]*4+[.F78]*2+[.G78]*4+[.H78]*3+[.I78]*2+[.J78]" office:value-type="float" office:value="16">
            <text:p>16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Люцер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79]*8+[.D79]*6+[.E79]*4+[.F79]*2+[.G79]*4+[.H79]*3+[.I79]*2+[.J7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Аустрия Вен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80]*8+[.D80]*6+[.E80]*4+[.F80]*2+[.G80]*4+[.H80]*3+[.I80]*2+[.J80]" office:value-type="float" office:value="12">
            <text:p>12</text:p>
          </table:table-cell>
          <table:table-cell table:style-name="ce4" table:number-columns-repeated="1012"/>
        </table:table-row>
        <table:table-row table:style-name="ro1">
          <table:table-cell table:style-name="ce7"/>
          <table:table-cell table:style-name="ce11" office:value-type="string">
            <text:p>Ференцварош</text:p>
          </table:table-cell>
          <table:table-cell table:number-columns-repeated="3" table:style-name="ce11"/>
          <table:table-cell table:number-columns-repeated="2" table:style-name="ce11" office:value-type="float" office:value="1">
            <text:p>1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/>
          <table:table-cell table:style-name="ce11" table:formula="of:=[.C81]*8+[.D81]*6+[.E81]*4+[.F81]*2+[.G81]*4+[.H81]*3+[.I81]*2+[.J81]" office:value-type="float" office:value="16">
            <text:p>16</text:p>
          </table:table-cell>
          <table:table-cell table:style-name="ce11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number-columns-repeated="2" table:style-name="Default"/>
          <table:table-cell table:number-columns-repeated="2"/>
          <table:table-cell table:style-name="Default"/>
          <table:table-cell/>
          <table:table-cell table:style-name="ce11" table:formula="of:=[.C82]*8+[.D82]*6+[.E82]*4+[.F82]*2+[.G82]*4+[.H82]*3+[.I82]*2+[.J8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Хайдук Сплит</text:p>
          </table:table-cell>
          <table:table-cell table:number-columns-repeated="3" table:style-name="ce4"/>
          <table:table-cell table:style-name="ce4" office:value-type="float" office:value="3">
            <text:p>3</text:p>
          </table:table-cell>
          <table:table-cell table:number-columns-repeated="2" table:style-name="ce4"/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83]*8+[.D83]*6+[.E83]*4+[.F83]*2+[.G83]*4+[.H83]*3+[.I83]*2+[.J83]" office:value-type="float" office:value="12">
            <text:p>12</text:p>
          </table:table-cell>
          <table:table-cell table:style-name="ce4" table:number-columns-repeated="1012"/>
        </table:table-row>
        <table:table-row table:style-name="ro1">
          <table:table-cell table:style-name="ce3"/>
          <table:table-cell table:style-name="ce8" office:value-type="string">
            <text:p>До 1987 включ.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/>
          <table:table-cell/>
          <table:table-cell table:style-name="ce8" table:number-columns-repeated="1012"/>
        </table:table-row>
        <table:table-row table:style-name="ro1">
          <table:table-cell/>
          <table:table-cell office:value-type="string">
            <text:p>бирмингем сити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C85]*8+[.D85]*6+[.E85]*4+[.F85]*2+[.G85]*4+[.H85]*3+[.I85]*2+[.J85]" office:value-type="float" office:value="8">
            <text:p>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озанн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86]*8+[.D86]*6+[.E86]*4+[.F86]*2+[.G86]*4+[.H86]*3+[.I86]*2+[.J86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унион сент-жилуаз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C87]*8+[.D87]*6+[.E87]*4+[.F87]*2+[.G87]*4+[.H87]*3+[.I87]*2+[.J87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янг бойз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/>
          <table:table-cell table:formula="of:=[.C88]*8+[.D88]*6+[.E88]*4+[.F88]*2+[.G88]*4+[.H88]*3+[.I88]*2+[.J88]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висмут ау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89]*8+[.D89]*6+[.E89]*4+[.F89]*2+[.G89]*4+[.H89]*3+[.I89]*2+[.J89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винер шпортклуб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/>
          <table:table-cell table:formula="of:=[.C90]*8+[.D90]*6+[.E90]*4+[.F90]*2+[.G90]*4+[.H90]*3+[.I90]*2+[.J90]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ИФК Мальмё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91]*8+[.D91]*6+[.E91]*4+[.F91]*2+[.G91]*4+[.H91]*3+[.I91]*2+[.J91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Орхус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92]*8+[.D92]*6+[.E92]*4+[.F92]*2+[.G92]*4+[.H92]*3+[.I92]*2+[.J92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>
            <text:p>Динамо Москва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93]*8+[.D93]*6+[.E93]*4+[.F93]*2+[.G93]*4+[.H93]*3+[.I93]*2+[.J93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Спартак Градец-Кралов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94]*8+[.D94]*6+[.E94]*4+[.F94]*2+[.G94]*4+[.H94]*3+[.I94]*2+[.J94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Нюрнберг</text:p>
          </table:table-cell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[.C95]*8+[.D95]*6+[.E95]*4+[.F95]*2+[.G95]*4+[.H95]*3+[.I95]*2+[.J95]"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Карл Цейсс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96]*8+[.D96]*6+[.E96]*4+[.F96]*2+[.G96]*4+[.H96]*3+[.I96]*2+[.J96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Динамо Берлин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97]*8+[.D97]*6+[.E97]*4+[.F97]*2+[.G97]*4+[.H97]*3+[.I97]*2+[.J97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Жилина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98]*8+[.D98]*6+[.E98]*4+[.F98]*2+[.G98]*4+[.H98]*3+[.I98]*2+[.J9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ейсоеш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99]*8+[.D99]*6+[.E99]*4+[.F99]*2+[.G99]*4+[.H99]*3+[.I99]*2+[.J9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Данфермлайн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00]*8+[.D100]*6+[.E100]*4+[.F100]*2+[.G100]*4+[.H100]*3+[.I100]*2+[.J100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Шеффилд Уэнсдей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1]*8+[.D101]*6+[.E101]*4+[.F101]*2+[.G101]*4+[.H101]*3+[.I101]*2+[.J101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Данди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02]*8+[.D102]*6+[.E102]*4+[.F102]*2+[.G102]*4+[.H102]*3+[.I102]*2+[.J102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ОФК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03]*8+[.D103]*6+[.E103]*4+[.F103]*2+[.G103]*4+[.H103]*3+[.I103]*2+[.J103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Б-1909 Оденсе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4]*8+[.D104]*6+[.E104]*4+[.F104]*2+[.G104]*4+[.H104]*3+[.I104]*2+[.J104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Слован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05]*8+[.D105]*6+[.E105]*4+[.F105]*2+[.G105]*4+[.H105]*3+[.I105]*2+[.J105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Ботев Пловдив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06]*8+[.D106]*6+[.E106]*4+[.F106]*2+[.G106]*4+[.H106]*3+[.I106]*2+[.J10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Вашаш ЭТО/Раба ЭТО/ЭТО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07]*8+[.D107]*6+[.E107]*4+[.F107]*2+[.G107]*4+[.H107]*3+[.I107]*2+[.J107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Петролул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08]*8+[.D108]*6+[.E108]*4+[.F108]*2+[.G108]*4+[.H108]*3+[.I108]*2+[.J108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>
            <text:p>Железничар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09]*8+[.D109]*6+[.E109]*4+[.F109]*2+[.G109]*4+[.H109]*3+[.I109]*2+[.J109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Фенербахче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0]*8+[.D110]*6+[.E110]*4+[.F110]*2+[.G110]*4+[.H110]*3+[.I110]*2+[.J110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ьеж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C111]*8+[.D111]*6+[.E111]*4+[.F111]*2+[.G111]*4+[.H111]*3+[.I111]*2+[.J111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партак Брно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2]*8+[.D112]*6+[.E112]*4+[.F112]*2+[.G112]*4+[.H112]*3+[.I112]*2+[.J112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Вашаш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113]*8+[.D113]*6+[.E113]*4+[.F113]*2+[.G113]*4+[.H113]*3+[.I113]*2+[.J113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ВС Амстердам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14]*8+[.D114]*6+[.E114]*4+[.F114]*2+[.G114]*4+[.H114]*3+[.I114]*2+[.J114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улверхэмптон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15]*8+[.D115]*6+[.E115]*4+[.F115]*2+[.G115]*4+[.H115]*3+[.I115]*2+[.J115]" office:value-type="float" office:value="7">
            <text:p>7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юнхен 1860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16]*8+[.D116]*6+[.E116]*4+[.F116]*2+[.G116]*4+[.H116]*3+[.I116]*2+[.J116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Торино</text:p>
          </table:table-cell>
          <table:table-cell table:number-columns-repeated="5"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117]*8+[.D117]*6+[.E117]*4+[.F117]*2+[.G117]*4+[.H117]*3+[.I117]*2+[.J117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ардифф Сити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18]*8+[.D118]*6+[.E118]*4+[.F118]*2+[.G118]*4+[.H118]*3+[.I118]*2+[.J118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трасбур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19]*8+[.D119]*6+[.E119]*4+[.F119]*2+[.G119]*4+[.H119]*3+[.I119]*2+[.J119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юргорде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120]*8+[.D120]*6+[.E120]*4+[.F120]*2+[.G120]*4+[.H120]*3+[.I120]*2+[.J120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Магдебург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121]*8+[.D121]*6+[.E121]*4+[.F121]*2+[.G121]*4+[.H121]*3+[.I121]*2+[.J121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онвед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22]*8+[.D122]*6+[.E122]*4+[.F122]*2+[.G122]*4+[.H122]*3+[.I122]*2+[.J122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инфилд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123]*8+[.D123]*6+[.E123]*4+[.F123]*2+[.G123]*4+[.H123]*3+[.I123]*2+[.J123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ойводина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24]*8+[.D124]*6+[.E124]*4+[.F124]*2+[.G124]*4+[.H124]*3+[.I124]*2+[.J124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лавия София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25]*8+[.D125]*6+[.E125]*4+[.F125]*2+[.G125]*4+[.H125]*3+[.I125]*2+[.J125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ерветт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26]*8+[.D126]*6+[.E126]*4+[.F126]*2+[.G126]*4+[.H126]*3+[.I126]*2+[.J126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илмарнок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27]*8+[.D127]*6+[.E127]*4+[.F127]*2+[.G127]*4+[.H127]*3+[.I127]*2+[.J12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окомотив Лейпциг</text:p>
          </table:table-cell>
          <table:table-cell table:number-columns-repeated="5"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28]*8+[.D128]*6+[.E128]*4+[.F128]*2+[.G128]*4+[.H128]*3+[.I128]*2+[.J128]" office:value-type="float" office:value="7">
            <text:p>7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олонья</text:p>
          </table:table-cell>
          <table:table-cell table:number-columns-repeated="6" table:style-name="ce4"/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129]*8+[.D129]*6+[.E129]*4+[.F129]*2+[.G129]*4+[.H129]*3+[.I129]*2+[.J129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урник Забже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30]*8+[.D130]*6+[.E130]*4+[.F130]*2+[.G130]*4+[.H130]*3+[.I130]*2+[.J130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йнтрахт Брауншвейг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131]*8+[.D131]*6+[.E131]*4+[.F131]*2+[.G131]*4+[.H131]*3+[.I131]*2+[.J131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Торпедо Москва</text:p>
          </table:table-cell>
          <table:table-cell table:number-columns-repeated="7"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132]*8+[.D132]*6+[.E132]*4+[.F132]*2+[.G132]*4+[.H132]*3+[.I132]*2+[.J132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партак Трнав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4" table:style-name="ce4"/>
          <table:table-cell table:style-name="ce4"/>
          <table:table-cell table:style-name="ce4" table:formula="of:=[.C133]*8+[.D133]*6+[.E133]*4+[.F133]*2+[.G133]*4+[.H133]*3+[.I133]*2+[.J133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6"/>
          <table:table-cell table:style-name="ce10" office:value-type="string">
            <text:p>АЕК Афины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[.C134]*8+[.D134]*6+[.E134]*4+[.F134]*2+[.G134]*4+[.H134]*3+[.I134]*2+[.J134]" office:value-type="float" office:value="6">
            <text:p>6</text:p>
          </table:table-cell>
          <table:table-cell table:style-name="ce10" table:number-columns-repeated="1012"/>
        </table:table-row>
        <table:table-row table:style-name="ro1">
          <table:table-cell table:style-name="ce2"/>
          <table:table-cell table:style-name="ce4" office:value-type="string">
            <text:p>Раннерс Фрея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35]*8+[.D135]*6+[.E135]*4+[.F135]*2+[.G135]*4+[.H135]*3+[.I135]*2+[.J13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ест Бромвич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36]*8+[.D136]*6+[.E136]*4+[.F136]*2+[.G136]*4+[.H136]*3+[.I136]*2+[.J136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ю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37]*8+[.D137]*6+[.E137]*4+[.F137]*2+[.G137]*4+[.H137]*3+[.I137]*2+[.J137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Отвидаберг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38]*8+[.D138]*6+[.E138]*4+[.F138]*2+[.G138]*4+[.H138]*3+[.I138]*2+[.J138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езтепе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39]*8+[.D139]*6+[.E139]*4+[.F139]*2+[.G139]*4+[.H139]*3+[.I139]*2+[.J139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тория Сетубал</text:p>
          </table:table-cell>
          <table:table-cell table:number-columns-repeated="7"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140]*8+[.D140]*6+[.E140]*4+[.F140]*2+[.G140]*4+[.H140]*3+[.I140]*2+[.J140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Форвертс ФнО, Берлин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41]*8+[.D141]*6+[.E141]*4+[.F141]*2+[.G141]*4+[.H141]*3+[.I141]*2+[.J141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евски / Витоша</text:p>
          </table:table-cell>
          <table:table-cell table:number-columns-repeated="7" table:style-name="ce4"/>
          <table:table-cell table:style-name="ce4" office:value-type="float" office:value="5">
            <text:p>5</text:p>
          </table:table-cell>
          <table:table-cell table:style-name="ce4"/>
          <table:table-cell table:style-name="ce4" table:formula="of:=[.C142]*8+[.D142]*6+[.E142]*4+[.F142]*2+[.G142]*4+[.H142]*3+[.I142]*2+[.J142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кадемика Коимбр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43]*8+[.D143]*6+[.E143]*4+[.F143]*2+[.G143]*4+[.H143]*3+[.I143]*2+[.J143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Бакэу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44]*8+[.D144]*6+[.E144]*4+[.F144]*2+[.G144]*4+[.H144]*3+[.I144]*2+[.J144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ерта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45]*8+[.D145]*6+[.E145]*4+[.F145]*2+[.G145]*4+[.H145]*3+[.I145]*2+[.J145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Эспаньол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46]*8+[.D146]*6+[.E146]*4+[.F146]*2+[.G146]*4+[.H146]*3+[.I146]*2+[.J146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Эвертон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number-columns-repeated="3" table:style-name="ce4"/>
          <table:table-cell table:style-name="ce4"/>
          <table:table-cell table:style-name="ce4" table:formula="of:=[.C147]*8+[.D147]*6+[.E147]*4+[.F147]*2+[.G147]*4+[.H147]*3+[.I147]*2+[.J147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3"/>
          <table:table-cell table:style-name="ce8" office:value-type="string">
            <text:p>До 1987 включ.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/>
          <table:table-cell/>
          <table:table-cell table:style-name="ce8" table:number-columns-repeated="1012"/>
        </table:table-row>
        <table:table-row table:style-name="ro1">
          <table:table-cell table:style-name="ce2"/>
          <table:table-cell table:style-name="ce4" office:value-type="string">
            <text:p>Твенте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149]*8+[.D149]*6+[.E149]*4+[.F149]*2+[.G149]*4+[.H149]*3+[.I149]*2+[.J149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ернли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50]*8+[.D150]*6+[.E150]*4+[.F150]*2+[.G150]*4+[.H150]*3+[.I150]*2+[.J150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УТ Арад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51]*8+[.D151]*6+[.E151]*4+[.F151]*2+[.G151]*4+[.H151]*3+[.I151]*2+[.J15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ьерс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52]*8+[.D152]*6+[.E152]*4+[.F152]*2+[.G152]*4+[.H152]*3+[.I152]*2+[.J152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ерби Каунти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5" table:style-name="ce4"/>
          <table:table-cell table:style-name="ce4"/>
          <table:table-cell table:style-name="ce4" table:formula="of:=[.C153]*8+[.D153]*6+[.E153]*4+[.F153]*2+[.G153]*4+[.H153]*3+[.I153]*2+[.J153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Рапид Бухарест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54]*8+[.D154]*6+[.E154]*4+[.F154]*2+[.G154]*4+[.H154]*3+[.I154]*2+[.J154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Хиберниан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55]*8+[.D155]*6+[.E155]*4+[.F155]*2+[.G155]*4+[.H155]*3+[.I155]*2+[.J155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Кайзерслаутерн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156]*8+[.D156]*6+[.E156]*4+[.F156]*2+[.G156]*4+[.H156]*3+[.I156]*2+[.J156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азель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57]*8+[.D157]*6+[.E157]*4+[.F157]*2+[.G157]*4+[.H157]*3+[.I157]*2+[.J157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ерое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58]*8+[.D158]*6+[.E158]*4+[.F158]*2+[.G158]*4+[.H158]*3+[.I158]*2+[.J15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лентора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59]*8+[.D159]*6+[.E159]*4+[.F159]*2+[.G159]*4+[.H159]*3+[.I159]*2+[.J159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ПАОК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60]*8+[.D160]*6+[.E160]*4+[.F160]*2+[.G160]*4+[.H160]*3+[.I160]*2+[.J16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Штутгарт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/>
          <table:table-cell table:style-name="ce4" table:formula="of:=[.C161]*8+[.D161]*6+[.E161]*4+[.F161]*2+[.G161]*4+[.H161]*3+[.I161]*2+[.J161]" office:value-type="float" office:value="7">
            <text:p>7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Ипсвич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62]*8+[.D162]*6+[.E162]*4+[.F162]*2+[.G162]*4+[.H162]*3+[.I162]*2+[.J162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ух Хожув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63]*8+[.D163]*6+[.E163]*4+[.F163]*2+[.G163]*4+[.H163]*3+[.I163]*2+[.J163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Арарат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164]*8+[.D164]*6+[.E164]*4+[.F164]*2+[.G164]*4+[.H164]*3+[.I164]*2+[.J164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урсаспор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65]*8+[.D165]*6+[.E165]*4+[.F165]*2+[.G165]*4+[.H165]*3+[.I165]*2+[.J16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альмё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5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66]*8+[.D166]*6+[.E166]*4+[.F166]*2+[.G166]*4+[.H166]*3+[.I166]*2+[.J166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аник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67]*8+[.D167]*6+[.E167]*4+[.F167]*2+[.G167]*4+[.H167]*3+[.I167]*2+[.J167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ележ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68]*8+[.D168]*6+[.E168]*4+[.F168]*2+[.G168]*4+[.H168]*3+[.I168]*2+[.J16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Заксенринг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69]*8+[.D169]*6+[.E169]*4+[.F169]*2+[.G169]*4+[.H169]*3+[.I169]*2+[.J169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ен Хаг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70]*8+[.D170]*6+[.E170]*4+[.F170]*2+[.G170]*4+[.H170]*3+[.I170]*2+[.J17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ексхэм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71]*8+[.D171]*6+[.E171]*4+[.F171]*2+[.G171]*4+[.H171]*3+[.I171]*2+[.J17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Штурм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72]*8+[.D172]*6+[.E172]*4+[.F172]*2+[.G172]*4+[.H172]*3+[.I172]*2+[.J172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таль Мелец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73]*8+[.D173]*6+[.E173]*4+[.F173]*2+[.G173]*4+[.H173]*3+[.I173]*2+[.J173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ТК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3" table:style-name="ce4" office:value-type="float" office:value="1">
            <text:p>1</text:p>
          </table:table-cell>
          <table:table-cell table:style-name="ce4"/>
          <table:table-cell table:style-name="ce4" table:formula="of:=[.C174]*8+[.D174]*6+[.E174]*4+[.F174]*2+[.G174]*4+[.H174]*3+[.I174]*2+[.J174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Шлёнск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75]*8+[.D175]*6+[.E175]*4+[.F175]*2+[.G175]*4+[.H175]*3+[.I175]*2+[.J17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аутгемпто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76]*8+[.D176]*6+[.E176]*4+[.F176]*2+[.G176]*4+[.H176]*3+[.I176]*2+[.J176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оленбек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77]*8+[.D177]*6+[.E177]*4+[.F177]*2+[.G177]*4+[.H177]*3+[.I177]*2+[.J17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ПР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78]*8+[.D178]*6+[.E178]*4+[.F178]*2+[.G178]*4+[.H178]*3+[.I178]*2+[.J17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Инсбрук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79]*8+[.D179]*6+[.E179]*4+[.F179]*2+[.G179]*4+[.H179]*3+[.I179]*2+[.J179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етис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80]*8+[.D180]*6+[.E180]*4+[.F180]*2+[.G180]*4+[.H180]*3+[.I180]*2+[.J180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айле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81]*8+[.D181]*6+[.E181]*4+[.F181]*2+[.G181]*4+[.H181]*3+[.I181]*2+[.J18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3"/>
          <table:table-cell table:style-name="ce8" office:value-type="string">
            <text:p>До 1987 включ.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/>
          <table:table-cell table:style-name="ce4"/>
          <table:table-cell table:style-name="ce8" table:number-columns-repeated="1012"/>
        </table:table-row>
        <table:table-row table:style-name="ro1">
          <table:table-cell table:style-name="ce2"/>
          <table:table-cell table:style-name="ce4" office:value-type="string">
            <text:p>Бастия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/>
          <table:table-cell table:style-name="ce4" table:formula="of:=[.C183]*8+[.D183]*6+[.E183]*4+[.F183]*2+[.G183]*4+[.H183]*3+[.I183]*2+[.J183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рассхоппер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84]*8+[.D184]*6+[.E184]*4+[.F184]*2+[.G184]*4+[.H184]*3+[.I184]*2+[.J184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Висла Краков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85]*8+[.D185]*6+[.E185]*4+[.F185]*2+[.G185]*4+[.H185]*3+[.I185]*2+[.J18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Фортуна Дюссельдорф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86]*8+[.D186]*6+[.E186]*4+[.F186]*2+[.G186]*4+[.H186]*3+[.I186]*2+[.J186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еверен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87]*8+[.D187]*6+[.E187]*4+[.F187]*2+[.G187]*4+[.H187]*3+[.I187]*2+[.J18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уйсбург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88]*8+[.D188]*6+[.E188]*4+[.F188]*2+[.G188]*4+[.H188]*3+[.I188]*2+[.J188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Нант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89]*8+[.D189]*6+[.E189]*4+[.F189]*2+[.G189]*4+[.H189]*3+[.I189]*2+[.J189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иек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90]*8+[.D190]*6+[.E190]*4+[.F190]*2+[.G190]*4+[.H190]*3+[.I190]*2+[.J19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оби / Руда гвезда</text:p>
          </table:table-cell>
          <table:table-cell table:number-columns-repeated="7"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191]*8+[.D191]*6+[.E191]*4+[.F191]*2+[.G191]*4+[.H191]*3+[.I191]*2+[.J191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окомотив / Славия София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92]*8+[.D192]*6+[.E192]*4+[.F192]*2+[.G192]*4+[.H192]*3+[.I192]*2+[.J192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Ницца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number-columns-repeated="4" table:style-name="ce4"/>
          <table:table-cell table:style-name="ce4"/>
          <table:table-cell table:style-name="ce4" table:formula="of:=[.C193]*8+[.D193]*6+[.E193]*4+[.F193]*2+[.G193]*4+[.H193]*3+[.I193]*2+[.J193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Тбилиси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94]*8+[.D194]*6+[.E194]*4+[.F194]*2+[.G194]*4+[.H194]*3+[.I194]*2+[.J194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Ньюпорт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95]*8+[.D195]*6+[.E195]*4+[.F195]*2+[.G195]*4+[.H195]*3+[.I195]*2+[.J19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З</text:p>
          </table:table-cell>
          <table:table-cell table:number-columns-repeated="5"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196]*8+[.D196]*6+[.E196]*4+[.F196]*2+[.G196]*4+[.H196]*3+[.I196]*2+[.J196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ошо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97]*8+[.D197]*6+[.E197]*4+[.F197]*2+[.G197]*4+[.H197]*3+[.I197]*2+[.J19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окере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98]*8+[.D198]*6+[.E198]*4+[.F198]*2+[.G198]*4+[.H198]*3+[.I198]*2+[.J19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Университатя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99]*8+[.D199]*6+[.E199]*4+[.F199]*2+[.G199]*4+[.H199]*3+[.I199]*2+[.J199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аднички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00]*8+[.D200]*6+[.E200]*4+[.F200]*2+[.G200]*4+[.H200]*3+[.I200]*2+[.J200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самакс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01]*8+[.D201]*6+[.E201]*4+[.F201]*2+[.G201]*4+[.H201]*3+[.I201]*2+[.J201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анди Юнайтед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02]*8+[.D202]*6+[.E202]*4+[.F202]*2+[.G202]*4+[.H202]*3+[.I202]*2+[.J202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дзев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5" table:style-name="ce4"/>
          <table:table-cell table:style-name="ce4"/>
          <table:table-cell table:style-name="ce4" table:formula="of:=[.C203]*8+[.D203]*6+[.E203]*4+[.F203]*2+[.G203]*4+[.H203]*3+[.I203]*2+[.J203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еал Сосьедад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04]*8+[.D204]*6+[.E204]*4+[.F204]*2+[.G204]*4+[.H204]*3+[.I204]*2+[.J204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бердин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05]*8+[.D205]*6+[.E205]*4+[.F205]*2+[.G205]*4+[.H205]*3+[.I205]*2+[.J205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атерсхей / Генк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06]*8+[.D206]*6+[.E206]*4+[.F206]*2+[.G206]*4+[.H206]*3+[.I206]*2+[.J206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огемианс Прага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07]*8+[.D207]*6+[.E207]*4+[.F207]*2+[.G207]*4+[.H207]*3+[.I207]*2+[.J20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Бухарест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08]*8+[.D208]*6+[.E208]*4+[.F208]*2+[.G208]*4+[.H208]*3+[.I208]*2+[.J208]" office:value-type="float" office:value="7">
            <text:p>7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Минск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09]*8+[.D209]*6+[.E209]*4+[.F209]*2+[.G209]*4+[.H209]*3+[.I209]*2+[.J209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Хак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10]*8+[.D210]*6+[.E210]*4+[.F210]*2+[.G210]*4+[.H210]*3+[.I210]*2+[.J21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Шахтер Донецк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11]*8+[.D211]*6+[.E211]*4+[.F211]*2+[.G211]*4+[.H211]*3+[.I211]*2+[.J211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непр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/>
          <table:table-cell table:style-name="ce4" table:formula="of:=[.C212]*8+[.D212]*6+[.E212]*4+[.F212]*2+[.G212]*4+[.H212]*3+[.I212]*2+[.J212]" office:value-type="float" office:value="7">
            <text:p>7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арис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13]*8+[.D213]*6+[.E213]*4+[.F213]*2+[.G213]*4+[.H213]*3+[.I213]*2+[.J213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деотон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/>
          <table:table-cell table:style-name="ce4" table:formula="of:=[.C214]*8+[.D214]*6+[.E214]*4+[.F214]*2+[.G214]*4+[.H214]*3+[.I214]*2+[.J214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уусюси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215]*8+[.D215]*6+[.E215]*4+[.F215]*2+[.G215]*4+[.H215]*3+[.I215]*2+[.J215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Юрдинген 05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16]*8+[.D216]*6+[.E216]*4+[.F216]*2+[.G216]*4+[.H216]*3+[.I216]*2+[.J216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арегем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17]*8+[.D217]*6+[.E217]*4+[.F217]*2+[.G217]*4+[.H217]*3+[.I217]*2+[.J21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рондбю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18]*8+[.D218]*6+[.E218]*4+[.F218]*2+[.G218]*4+[.H218]*3+[.I218]*2+[.J218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ешикташ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19]*8+[.D219]*6+[.E219]*4+[.F219]*2+[.G219]*4+[.H219]*3+[.I219]*2+[.J219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ьо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20]*8+[.D220]*6+[.E220]*4+[.F220]*2+[.G220]*4+[.H220]*3+[.I220]*2+[.J22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ктория Гимараэш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21]*8+[.D221]*6+[.E221]*4+[.F221]*2+[.G221]*4+[.H221]*3+[.I221]*2+[.J22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/>
          <table:table-cell table:number-columns-repeated="8" table:style-name="ce4"/>
          <table:table-cell table:style-name="ce4"/>
          <table:table-cell table:style-name="ce4" table:formula="of:=[.C222]*8+[.D222]*6+[.E222]*4+[.F222]*2+[.G222]*4+[.H222]*3+[.I222]*2+[.J222]" office:value-type="float" office:value="0">
            <text:p>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/>
          <table:table-cell table:number-columns-repeated="8" table:style-name="ce4"/>
          <table:table-cell table:style-name="ce4"/>
          <table:table-cell table:style-name="ce4" table:formula="of:=[.C223]*8+[.D223]*6+[.E223]*4+[.F223]*2+[.G223]*4+[.H223]*3+[.I223]*2+[.J223]" office:value-type="float" office:value="0">
            <text:p>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Фортуна Ситтард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24]*8+[.D224]*6+[.E224]*4+[.F224]*2+[.G224]*4+[.H224]*3+[.I224]*2+[.J224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3"/>
          <table:table-cell table:style-name="ce8" office:value-type="string">
            <text:p>До 1987 включ.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/>
          <table:table-cell/>
          <table:table-cell table:style-name="ce8" table:number-columns-repeated="1012"/>
        </table:table-row>
        <table:table-row table:style-name="ro1">
          <table:table-cell/>
          <table:table-cell office:value-type="string">
            <text:p>сб. лейпциг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26]*8+[.D226]*6+[.E226]*4+[.F226]*2+[.G226]*4+[.H226]*3+[.I226]*2+[.J226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франкфурт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27]*8+[.D227]*6+[.E227]*4+[.F227]*2+[.G227]*4+[.H227]*3+[.I227]*2+[.J227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белград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228]*8+[.D228]*6+[.E228]*4+[.F228]*2+[.G228]*4+[.H228]*3+[.I228]*2+[.J228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загреб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29]*8+[.D229]*6+[.E229]*4+[.F229]*2+[.G229]*4+[.H229]*3+[.I229]*2+[.J229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копенгаг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30]*8+[.D230]*6+[.E230]*4+[.F230]*2+[.G230]*4+[.H230]*3+[.I230]*2+[.J230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лондона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/>
          <table:table-cell table:formula="of:=[.C231]*8+[.D231]*6+[.E231]*4+[.F231]*2+[.G231]*4+[.H231]*3+[.I231]*2+[.J231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кёль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32]*8+[.D232]*6+[.E232]*4+[.F232]*2+[.G232]*4+[.H232]*3+[.I232]*2+[.J232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Нови-Сад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33]*8+[.D233]*6+[.E233]*4+[.F233]*2+[.G233]*4+[.H233]*3+[.I233]*2+[.J233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34]*8+[.D234]*6+[.E234]*4+[.F234]*2+[.G234]*4+[.H234]*3+[.I234]*2+[.J23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35]*8+[.D235]*6+[.E235]*4+[.F235]*2+[.G235]*4+[.H235]*3+[.I235]*2+[.J23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36]*8+[.D236]*6+[.E236]*4+[.F236]*2+[.G236]*4+[.H236]*3+[.I236]*2+[.J23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37]*8+[.D237]*6+[.E237]*4+[.F237]*2+[.G237]*4+[.H237]*3+[.I237]*2+[.J23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38]*8+[.D238]*6+[.E238]*4+[.F238]*2+[.G238]*4+[.H238]*3+[.I238]*2+[.J23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39]*8+[.D239]*6+[.E239]*4+[.F239]*2+[.G239]*4+[.H239]*3+[.I239]*2+[.J23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40]*8+[.D240]*6+[.E240]*4+[.F240]*2+[.G240]*4+[.H240]*3+[.I240]*2+[.J24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41]*8+[.D241]*6+[.E241]*4+[.F241]*2+[.G241]*4+[.H241]*3+[.I241]*2+[.J24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42]*8+[.D242]*6+[.E242]*4+[.F242]*2+[.G242]*4+[.H242]*3+[.I242]*2+[.J24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43]*8+[.D243]*6+[.E243]*4+[.F243]*2+[.G243]*4+[.H243]*3+[.I243]*2+[.J24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44]*8+[.D244]*6+[.E244]*4+[.F244]*2+[.G244]*4+[.H244]*3+[.I244]*2+[.J24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45]*8+[.D245]*6+[.E245]*4+[.F245]*2+[.G245]*4+[.H245]*3+[.I245]*2+[.J24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46]*8+[.D246]*6+[.E246]*4+[.F246]*2+[.G246]*4+[.H246]*3+[.I246]*2+[.J24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47]*8+[.D247]*6+[.E247]*4+[.F247]*2+[.G247]*4+[.H247]*3+[.I247]*2+[.J24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48]*8+[.D248]*6+[.E248]*4+[.F248]*2+[.G248]*4+[.H248]*3+[.I248]*2+[.J24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249]*8+[.D249]*6+[.E249]*4+[.F249]*2+[.G249]*4+[.H249]*3+[.I249]*2+[.J249]"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:Sheet1.B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10.03.2020</text:date>, <text:time>22:5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8H22M15S</meta:editing-duration>
    <meta:editing-cycles>1079</meta:editing-cycles>
    <meta:generator>OpenOffice/4.1.1$Win32 OpenOffice.org_project/411m6$Build-9775</meta:generator>
    <dc:date>2020-03-10T22:53:52.22</dc:date>
    <meta:document-statistic meta:table-count="1" meta:cell-count="2453" meta:object-count="0"/>
    <meta:user-defined meta:name="Info 1"/>
    <meta:user-defined meta:name="Info 2"/>
    <meta:user-defined meta:name="Info 3"/>
    <meta:user-defined meta:name="Info 4"/>
  </office:meta>
</office:document-meta>
</file>